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start"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style:font-size-asian="14pt" style:font-size-complex="14pt"/>
    </style:style>
    <style:style style:name="T1"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he God of Gods</text:p>
      <text:p text:style-name="P1"/>
      <text:p text:style-name="P3">Action, Survival, Sandbox</text:p>
      <text:p text:style-name="P3"/>
      <text:p text:style-name="P3">Copyright: Not sure about this really</text:p>
      <text:p text:style-name="P3"/>
      <text:p text:style-name="P3"/>
      <text:p text:style-name="P3">Version 3</text:p>
      <text:p text:style-name="P3"><text:line-break/>By:</text:p>
      <text:p text:style-name="P3"><text:s/>Jake Waffle, Trevor Acree and Sabrina Bell</text:p>
      <text:p text:style-name="P3"/>
      <text:p text:style-name="P3">5/23/2013</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Table of Contents!</text:p>
      <text:p text:style-name="P1"/>
      <text:p text:style-name="P2">Section 1 – Game Overview:</text:p>
      <text:p text:style-name="P2"><text:tab/>Game Concept</text:p>
      <text:p text:style-name="P2"><text:tab/>Feature Set</text:p>
      <text:p text:style-name="P2"><text:tab/>Genre</text:p>
      <text:p text:style-name="P2"><text:tab/>Target Audience</text:p>
      <text:p text:style-name="P2"><text:tab/>Game Flow Summary</text:p>
      <text:p text:style-name="P2"><text:tab/>Look and Feel</text:p>
      <text:p text:style-name="P2"><text:tab/>Project Sco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Quick Design History</text:p>
      <text:p text:style-name="P4"/>
      <text:p text:style-name="P4">Version1:</text:p>
      <text:p text:style-name="P4"><text:tab/>This project was just something that Jake Waffle was playing around with for a hobby. The original version used a predefined Finite State Machine for navigation between the parts of the game. It was a hard-coded approach for making the different areas within the game.</text:p>
      <text:p text:style-name="P4"/>
      <text:p text:style-name="P4">Version2:</text:p>
      <text:p text:style-name="P4"><text:tab/>I was reading into Entity-Component designs and decided that it might be a good idea to use them in the project. After a state had been changed within the game, the entities would be loaded into the EntityManager singleton. This was an improvement, but the Finite State Machine still was being relied upon for things.</text:p>
      <text:p text:style-name="P4"/>
      <text:p text:style-name="P4">Version3:</text:p>
      <text:p text:style-name="P4"><text:tab/>This is the more recent version. It keeps a similar Entity-Component design, but the whole program got re-factored. Now the Finite State Machine that exists within the program doesn't have to be altered to be built upon like the previous one did. It uses a data-driven approach that loads in Entities, Inputs and Systems (which are functions that alter entities) based on information within an xml file – those things are loaded in when the state is changed.</text:p>
      <text:p text:style-name="P4"><text:tab/>The xml file defines what data will be loaded into what entity, and what system function will be triggered by what input. The xml file can also make a system function be executed repeatedly as the game plays. This xml is completely necessary for the game to work (just like how the quake games were.)</text:p>
      <text:p text:style-name="P4"><text:tab/>The goal for the project has changed significantly since the other version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oft-page-break/>Section I - Game Overview</text:p>
      <text:p text:style-name="P1"/>
      <text:p text:style-name="P2">Game Concept – </text:p>
      <text:p text:style-name="P2"/>
      <text:p text:style-name="P2">Feature Set – </text:p>
      <text:p text:style-name="P2"/>
      <text:p text:style-name="P2">Genre – <text:span text:style-name="T1">Action Horror Survival Sandbox</text:span></text:p>
      <text:p text:style-name="P2"/>
      <text:p text:style-name="P2">Target Audience – <text:span text:style-name="T1">Gamers that are in search of a horrifying challenge.</text:span></text:p>
      <text:p text:style-name="P2"/>
      <text:p text:style-name="P2">Game Flow Summary – <text:span text:style-name="T1">Explore the world in search of weapons, armor and resources for the player's stronghold. And all while doing this, there are giants roaming around and aggressively interacting with the player on sight.</text:span></text:p>
      <text:p text:style-name="P2"/>
      <text:p text:style-name="P2">Look and Feel – <text:span text:style-name="T1">The look of the game isn't really decided yet. But the feel of the game should almost be frightening, because the giants are very aggressive towards humans. I'm going to try to make them as creepy as possible to make the player not want to mess with them (even though that's what the player has to do or there will be more giants.)</text:span></text:p>
      <text:p text:style-name="P2"/>
      <text:p text:style-name="P2">Project Scope – <text:span text:style-name="T1">The scope looks like it could grow to a great degree, but I'm unsure how far I'd like to go with i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Section II – Gameplay and Mechanics</text:p>
      <text:p text:style-name="P2"/>
      <text:p text:style-name="P2">Gameplay:</text:p>
      <text:p text:style-name="P2"><text:tab/>Game Progression – <text:span text:style-name="T1">The game progresses by the player maturing his/her <text:tab/>demigod powers and defending against the giant's deadly forces. The player will <text:tab/>be able to construct a stronghold for protection, but as long as the chief giants <text:tab/>survive the giant numbers will increase. The player will also be able to level up</text:span></text:p>
      <text:p text:style-name="P2"><text:span text:style-name="T1"><text:tab/>and gain new demigod skills. This represents the maturing powers of a demigod.</text:span></text:p>
      <text:p text:style-name="P2"/>
      <text:p text:style-name="P2"><text:tab/>Mission/Challenge Structure – <text:span text:style-name="T1">The player will need to gather weapons, <text:tab/>armor and do all that is possible to gain advantage against the giants. There will <text:tab/>be specialized giants that require special weapons to kill. The giant forces will <text:tab/>get larger as the giants survive and as the forces get larger, larger giants will start <text:tab/>appearing. So killing the source of the giant population is a priority. But after <text:tab/>killing all of the giants, a string of last boses should appear one day apart from <text:tab/>each other.</text:span></text:p>
      <text:p text:style-name="P2"><text:tab/></text:p>
      <text:p text:style-name="P2"><text:tab/>Puzzle Structure – <text:span text:style-name="T1">The giants are huge and they can kill the player easily. So <text:tab/>the biggest puzzle is defending and attacking the giants. Will the player use <text:tab/>ranged weapons? Will the player use melee attacks along with a grappling hook? <text:tab/>Will the player just rely on his/her demigod powers to fight the monsters?</text:span></text:p>
      <text:p text:style-name="P2"/>
      <text:p text:style-name="P2"><text:tab/>Objectives – <text:span text:style-name="T1">Survive, create fortresses, gain new demigod skills</text:span></text:p>
      <text:p text:style-name="P4"><text:tab/>and destroy the monsters that plague the world.</text:p>
      <text:p text:style-name="P2"/>
      <text:p text:style-name="P2"><text:tab/>Play Flow – <text:span text:style-name="T1">This is highly optional, as in most non-linear games. But I'm <text:tab/>hoping to make the player very much aware of what the giants are doing around. <text:tab/>It will be very important for the player to be prepared when a giant approaches.</text:span></text:p>
      <text:p text:style-name="P2"/>
      <text:p text:style-name="P2">Mechanics:</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ke Waffle</meta:initial-creator>
    <meta:creation-date>2013-05-23T22:12:18.49</meta:creation-date>
    <dc:date>2013-05-23T23:52:06.39</dc:date>
    <dc:creator>Jake Waffle</dc:creator>
    <meta:editing-duration>PT53M4S</meta:editing-duration>
    <meta:editing-cycles>3</meta:editing-cycles>
    <meta:generator>OpenOffice.org/3.3$Win32 OpenOffice.org_project/330m20$Build-9567</meta:generator>
    <meta:document-statistic meta:table-count="0" meta:image-count="0" meta:object-count="0" meta:page-count="5" meta:paragraph-count="44" meta:word-count="730" meta:character-count="4216"/>
  </office:meta>
</office:document-meta>
</file>